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dash" draw:stroke-dash="Dashed_20__28_var_29_" svg:stroke-width="0.3cm" draw:marker-start-width="0.65cm" draw:marker-end="Groty_20_strzałek_20_3" draw:marker-end-width="0.75cm" draw:textarea-horizontal-align="center" draw:textarea-vertical-align="middle" fo:padding-top="0.275cm" fo:padding-bottom="0.275cm" fo:padding-left="0.4cm" fo:padding-right="0.4cm"/>
    </style:style>
    <style:style style:name="gr37" style:family="graphic" style:parent-style-name="standard">
      <style:graphic-properties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38" style:family="graphic" style:parent-style-name="standard">
      <style:graphic-properties draw:stroke="dash" draw:stroke-dash="Fine_20_Dashed_20__28_var_29_" svg:stroke-width="0.05cm" svg:stroke-color="#000000" draw:marker-start-width="0.275cm" draw:marker-end="Groty_20_strzałek_20_3"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dash" draw:stroke-dash="Fine_20_Dashed_20__28_var_29_"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0" style:family="graphic" style:parent-style-name="standard">
      <style:graphic-properties draw:stroke="dash" draw:stroke-dash="Fine_20_Dashed_20__28_var_29_" svg:stroke-width="0.1cm" draw:marker-start-width="0.35cm" draw:marker-end="Groty_20_strzałek_20_3" draw:marker-end-width="0.45cm" draw:textarea-horizontal-align="center" draw:textarea-vertical-align="middle" fo:padding-top="0.175cm" fo:padding-bottom="0.175cm" fo:padding-left="0.3cm" fo:padding-right="0.3cm"/>
    </style:style>
    <style:style style:name="gr41"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42"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43"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4"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5"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6"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47"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weight="bold" style:font-weight-asian="bold" style:font-weight-complex="bold"/>
    </style:style>
    <style:style style:name="P17" style:family="paragraph">
      <style:paragraph-properties fo:text-align="center"/>
      <style:text-properties fo:font-size="10.5pt" fo:font-weight="bold" style:font-size-asian="18pt" style:font-weight-asian="bold" style:font-size-complex="18pt" style:font-weight-complex="bold"/>
    </style:style>
    <style:style style:name="P18" style:family="paragraph">
      <style:paragraph-properties fo:text-align="start"/>
      <style:text-properties fo:font-weight="normal" style:font-weight-asian="normal" style:font-weight-complex="normal"/>
    </style:style>
    <style:style style:name="P19" style:family="paragraph">
      <style:paragraph-properties fo:text-align="start"/>
      <style:text-properties fo:font-size="10.5pt" fo:font-weight="normal" style:font-size-asian="18pt" style:font-weight-asian="normal" style:font-size-complex="18pt" style:font-weight-complex="normal"/>
    </style:style>
    <style:style style:name="P20" style:family="paragraph">
      <style:paragraph-properties fo:margin-left="0cm" fo:margin-right="0cm" fo:text-align="center" fo:text-indent="0cm"/>
      <style:text-properties fo:font-weight="normal" style:font-weight-asian="normal" style:font-weight-complex="normal"/>
    </style:style>
    <style:style style:name="P21" style:family="paragraph">
      <style:paragraph-properties fo:margin-left="0cm" fo:margin-right="0cm" fo:text-align="center" fo:text-indent="0cm"/>
      <style:text-properties fo:font-size="10.5pt" fo:font-weight="normal" style:font-size-asian="18pt" style:font-weight-asian="normal" style:font-size-complex="18pt" style:font-weight-complex="normal"/>
    </style:style>
    <style:style style:name="P22"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weight="normal" style:font-size-asian="18pt" style:font-weight-asian="normal" style:font-size-complex="18pt" style:font-weight-complex="normal"/>
    </style:style>
    <style:style style:name="T10"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4"><text:span text:style-name="T6">Many distributed</text:span></text:p>
          <text:p text:style-name="P4"><text:span text:style-name="T6">allmon clients</text:span></text:p>
          <text:p text:style-name="P4"><text:span text:style-name="T6">continuously</text:span></text:p>
          <text:p text:style-name="P4"><text:span text:style-name="T6">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4"><text:span text:style-name="T6">Collected metrics</text:span></text:p>
          <text:p text:style-name="P4"><text:span text:style-name="T6">are aggregated </text:span></text:p>
          <text:p text:style-name="P4"><text:span text:style-name="T6">and sent </text:span></text:p>
          <text:p text:style-name="P4"><text:span text:style-name="T6">asynchronously </text:span></text:p>
          <text:p text:style-name="P4"><text:span text:style-name="T6">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rect draw:style-name="gr13" draw:text-style-name="P9" draw:layer="layout" svg:width="7cm" svg:height="1.374cm" svg:x="13.5cm" svg:y="13cm">
          <text:p text:style-name="P8"><text:span text:style-name="T1">Allmon Aggregation Process Diagram</text:span></text:p>
          <text:p text:style-name="P8"><text:span text:style-name="T1">Aggregation – v.1.03b</text:span></text:p>
          <text:p text:style-name="P8"><text:span text:style-name="T2">London 2009.11.15</text:span></text:p>
        </draw:rect>
        <draw:custom-shape draw:style-name="gr9" draw:text-style-name="P17" draw:id="id27" draw:layer="layout" svg:width="8cm" svg:height="8cm" svg:x="12cm" svg:y="1cm">
          <text:p text:style-name="P16"><text:span text:style-name="T1">Allmetric</text:span></text:p>
          <text:p text:style-name="P16"><text:span text:style-name="T9">(Foundation - highly normalized data in 3NF)</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7" draw:id="id42" draw:layer="layout" svg:width="8cm" svg:height="3.5cm" svg:x="12cm" svg:y="9.3cm">
          <text:p text:style-name="P16"><text:span text:style-name="T1">Aggregates</text:span></text:p>
          <text:p text:style-name="P16"><text:span text:style-name="T9">(Access tier - structures for better efficiency)</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 draw:layer="layout" svg:width="7.796cm" svg:height="6cm" svg:x="2.3cm" svg:y="1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11cm" svg:x="2.8cm" svg:y="2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cm" svg:x="2.8cm" svg:y="4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id="id28" draw:layer="layout" svg:width="4cm" svg:height="2.5cm" svg:x="5.596cm" svg:y="4cm">
          <draw:glue-point draw:id="4" svg:x="1.25cm" svg:y="5cm"/>
          <draw:glue-point draw:id="5" svg:x="-1.25cm" svg:y="5cm"/>
          <text:p text:style-name="P1"><text:span text:style-name="T1">Aggregates </text:span></text:p>
          <text:p text:style-name="P1"><text:span text:style-name="T1">generator </text:span></text:p>
          <text:p text:style-name="P1"><text:span text:style-name="T1">and loa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4" draw:layer="layout" svg:x1="12cm" svg:y1="4.999cm" svg:x2="9.596cm" svg:y2="5.25cm" draw:start-shape="id27" draw:start-glue-point="6" draw:end-shape="id28" draw:end-glue-point="1" svg:d="m12000 4999h-1202v251h-1202">
          <text:p/>
        </draw:connector>
        <draw:rect draw:style-name="gr13" draw:text-style-name="P19" draw:layer="layout" svg:width="7cm" svg:height="3.174cm" svg:x="0cm" svg:y="11.626cm">
          <text:p text:style-name="P18"><text:span text:style-name="T1">Aggregation is a two stages process:</text:span></text:p>
          <text:p text:style-name="P18"><text:span text:style-name="T9">- creation</text:span></text:p>
          <text:p text:style-name="P18"><text:span text:style-name="T9">- loading</text:span></text:p>
          <text:p text:style-name="P18"><text:span text:style-name="T1">Problems:</text:span></text:p>
          <text:p text:style-name="P18"><text:span text:style-name="T9">- resource, source hierarchies</text:span></text:p>
          <text:p text:style-name="P18"><text:span text:style-name="T9">- resources and sources for the same</text:span></text:p>
          <text:p text:style-name="P18"><text:span text:style-name="T9"><text:s/></text:span><text:span text:style-name="T9">metrictype instance</text:span></text:p>
        </draw:rect>
        <draw:custom-shape draw:style-name="gr1" draw:text-style-name="P3" draw:layer="layout" svg:width="4.296cm" svg:height="4.548cm" svg:x="0.5cm" svg:y="6.645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9" draw:layer="layout" svg:width="3.5cm" svg:height="1.769cm" svg:x="0.896cm" svg:y="8.924cm">
          <text:p text:style-name="P1"><text:span text:style-name="T2">Mondrian</text:span></text:p>
          <text:p text:style-name="P1"><text:span text:style-name="T2">cubes definitions</text:span></text:p>
          <text:p text:style-name="P1"><text:span text:style-name="T2">for aggregates</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5" draw:layer="layout" svg:x1="2.646cm" svg:y1="8.924cm" svg:x2="2.66cm" svg:y2="8.402cm" draw:start-shape="id29" draw:start-glue-point="0" draw:end-shape="id30" draw:end-glue-point="2" svg:d="m2646 8924v-261h14v-261">
          <text:p/>
        </draw:connector>
        <draw:custom-shape draw:style-name="gr1" draw:text-style-name="P2" draw:id="id30" draw:layer="layout" svg:width="2.271cm" svg:height="1.009cm" svg:x="1.525cm" svg:y="7.393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9" draw:layer="layout" svg:width="1.773cm" svg:height="1.011cm" svg:x="14.656cm" svg:y="2.919cm">
          <text:p text:style-name="P1"><text:span text:style-name="T2">Artifac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8" draw:layer="layout" svg:width="1.773cm" svg:height="1.011cm" svg:x="17.327cm" svg:y="6.789cm">
          <text:p text:style-name="P1"><text:span text:style-name="T2">Source</text:span></text:p>
          <text:p text:style-name="P1"><text:span text:style-name="T2">[H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3" draw:layer="layout" svg:width="1.773cm" svg:height="1.011cm" svg:x="12.5cm" svg:y="3.789cm">
          <text:p text:style-name="P1"><text:span text:style-name="T2">Instanc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5" draw:layer="layout" svg:width="1.773cm" svg:height="1.011cm" svg:x="14.727cm" svg:y="7.689cm">
          <text:p text:style-name="P1"><text:span text:style-name="T2">Calenda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1" draw:layer="layout" svg:width="1.773cm" svg:height="1.011cm" svg:x="14.701cm" svg:y="4.689cm">
          <draw:glue-point draw:id="4" svg:x="-2.261cm" svg:y="5.252cm"/>
          <draw:glue-point draw:id="5" svg:x="2.109cm" svg:y="5.004cm"/>
          <text:p text:style-name="P1"><text:span text:style-name="T2">Metric</text:span></text:p>
          <text:p text:style-name="P1"><text:span text:style-name="T2">Valu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4" draw:layer="layout" svg:width="1.773cm" svg:height="1.011cm" svg:x="17.327cm" svg:y="5.489cm">
          <text:p text:style-name="P1"><text:span text:style-name="T2">Resource</text:span></text:p>
          <text:p text:style-name="P1"><text:span text:style-name="T2">[H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2" draw:layer="layout" svg:width="1.773cm" svg:height="1.011cm" svg:x="16.727cm" svg:y="3.8cm">
          <text:p text:style-name="P1"><text:span text:style-name="T2">Metric</text:span></text:p>
          <text:p text:style-name="P1"><text:span text:style-name="T2">Typ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6" draw:layer="layout" svg:width="1.773cm" svg:height="1.011cm" svg:x="12.3cm" svg:y="5.389cm">
          <text:p text:style-name="P1"><text:span text:style-name="T2">Hos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7" draw:layer="layout" svg:width="1.773cm" svg:height="1.011cm" svg:x="12.422cm" svg:y="6.778cm">
          <text:p text:style-name="P1"><text:span text:style-name="T2">Tim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15.587cm" svg:y1="4.689cm" svg:x2="16.727cm" svg:y2="4.305cm" draw:start-shape="id31" draw:start-glue-point="0" draw:end-shape="id32" draw:end-glue-point="3" svg:d="m15587 4689v-384h1140">
          <text:p/>
        </draw:connector>
        <draw:connector draw:style-name="gr37" draw:text-style-name="P4" draw:layer="layout" svg:x1="15.587cm" svg:y1="4.689cm" svg:x2="14.273cm" svg:y2="4.294cm" draw:start-shape="id31" draw:start-glue-point="0" draw:end-shape="id33" draw:end-glue-point="1" svg:d="m15587 4689v-395h-1314">
          <text:p/>
        </draw:connector>
        <draw:connector draw:style-name="gr37" draw:text-style-name="P4" draw:layer="layout" draw:line-skew="-0.229cm" svg:x1="16.474cm" svg:y1="5.194cm" svg:x2="17.327cm" svg:y2="5.994cm" draw:start-shape="id31" draw:start-glue-point="1" draw:end-shape="id34" draw:end-glue-point="3" svg:d="m16474 5194h197v800h656">
          <text:p/>
        </draw:connector>
        <draw:connector draw:style-name="gr37" draw:text-style-name="P4" draw:layer="layout" svg:x1="15.587cm" svg:y1="5.7cm" svg:x2="15.613cm" svg:y2="7.689cm" draw:start-shape="id31" draw:start-glue-point="2" draw:end-shape="id35" draw:end-glue-point="0" svg:d="m15587 5700v994h26v995">
          <text:p/>
        </draw:connector>
        <draw:connector draw:style-name="gr37" draw:text-style-name="P4" draw:layer="layout" draw:line-skew="0.168cm" svg:x1="14.701cm" svg:y1="5.194cm" svg:x2="14.073cm" svg:y2="5.894cm" draw:start-shape="id31" draw:start-glue-point="3" draw:end-shape="id36" draw:end-glue-point="1" svg:d="m14701 5194h-146v700h-482">
          <text:p/>
        </draw:connector>
        <draw:connector draw:style-name="gr37" draw:text-style-name="P4" draw:layer="layout" svg:x1="15.187cm" svg:y1="5.7cm" svg:x2="14.195cm" svg:y2="7.283cm" draw:start-shape="id31" draw:start-glue-point="4" draw:end-shape="id37" draw:end-glue-point="1" svg:d="m15187 5700v1583h-992">
          <text:p/>
        </draw:connector>
        <draw:connector draw:style-name="gr37" draw:text-style-name="P4" draw:layer="layout" svg:x1="15.96cm" svg:y1="5.699cm" svg:x2="17.327cm" svg:y2="7.294cm" draw:start-shape="id31" draw:start-glue-point="5" draw:end-shape="id38" draw:end-glue-point="3" svg:d="m15960 5699v1595h1367">
          <text:p/>
        </draw:connector>
        <draw:connector draw:style-name="gr37" draw:text-style-name="P4" draw:layer="layout" draw:line-skew="0.229cm" svg:x1="19.1cm" svg:y1="7.294cm" svg:x2="18.5cm" svg:y2="4.305cm" draw:start-shape="id38" draw:start-glue-point="1" draw:end-shape="id32" draw:end-glue-point="1" svg:d="m19100 7294h754v-2989h-1354">
          <text:p/>
        </draw:connector>
        <draw:connector draw:style-name="gr37" draw:text-style-name="P4" draw:layer="layout" draw:line-skew="0.171cm" svg:x1="18.213cm" svg:y1="5.489cm" svg:x2="17.613cm" svg:y2="4.811cm" draw:start-shape="id34" draw:start-glue-point="0" draw:end-shape="id32" draw:end-glue-point="2" svg:d="m18213 5489v-168h-600v-510">
          <text:p/>
        </draw:connector>
        <draw:connector draw:style-name="gr37" draw:text-style-name="P4" draw:layer="layout" svg:x1="13.386cm" svg:y1="3.789cm" svg:x2="14.656cm" svg:y2="3.424cm" draw:start-shape="id33" draw:start-glue-point="0" draw:end-shape="id39" draw:end-glue-point="3" svg:d="m13386 3789v-365h1270">
          <text:p/>
        </draw:connector>
        <draw:connector draw:style-name="gr37" draw:text-style-name="P4" draw:layer="layout" svg:x1="17.613cm" svg:y1="3.8cm" svg:x2="16.429cm" svg:y2="3.424cm" draw:start-shape="id32" draw:start-glue-point="0" draw:end-shape="id39" draw:end-glue-point="1" svg:d="m17613 3800v-376h-1184">
          <text:p/>
        </draw:connector>
        <draw:custom-shape draw:style-name="gr1" draw:text-style-name="P2" draw:id="id40" draw:layer="layout" svg:width="2.016cm" svg:height="1.011cm" svg:x="14.827cm" svg:y="11.1cm">
          <text:p text:style-name="P1"><text:span text:style-name="T2">Example</text:span></text:p>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4" draw:layer="layout" draw:line-skew="0.842cm -0.154cm" svg:x1="15.835cm" svg:y1="11.1cm" svg:x2="14.727cm" svg:y2="8.194cm" draw:start-shape="id40" draw:start-glue-point="0" draw:end-shape="id35" draw:end-glue-point="3" svg:d="m15835 11100v-358h-1789v-2548h681">
          <text:p/>
        </draw:connector>
        <draw:connector draw:style-name="gr38" draw:text-style-name="P4" draw:layer="layout" draw:line-skew="-0.189cm" svg:x1="15.835cm" svg:y1="12.111cm" svg:x2="13.308cm" svg:y2="7.789cm" draw:start-shape="id40" draw:start-glue-point="2" draw:end-shape="id37" draw:end-glue-point="2" svg:d="m15835 12111v336h-2527v-4658">
          <text:p/>
        </draw:connector>
        <draw:custom-shape draw:style-name="gr20" draw:text-style-name="P12" draw:layer="layout" svg:width="2cm" svg:height="1.5cm" svg:x="11.3cm" svg:y="13cm">
          <text:p text:style-name="P4"><text:span text:style-name="T6">Contains set</text:span></text:p>
          <text:p text:style-name="P4"><text:span text:style-name="T6">of aggregated</text:span></text:p>
          <text:p text:style-name="P4"><text:span text:style-name="T6">measures</text:span></text:p>
          <draw:enhanced-geometry svg:viewBox="0 0 21600 21600" draw:mirror-horizontal="false" draw:mirror-vertical="false" draw:glue-points="10800 0 0 10800 10800 21600 21600 10800 ?f40 ?f41" draw:text-areas="0 0 21600 21600" draw:type="rectangular-callout" draw:modifiers="36841.9790104948 -16822.38507661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8" draw:text-style-name="P4" draw:layer="layout" draw:line-skew="-0.007cm" svg:x1="16.843cm" svg:y1="11.605cm" svg:x2="19.1cm" svg:y2="5.994cm" draw:start-shape="id40" draw:start-glue-point="1" draw:end-shape="id34" draw:end-glue-point="1" svg:d="m16843 11605h2775v-5611h-518">
          <text:p/>
        </draw:connector>
        <draw:connector draw:style-name="gr38" draw:text-style-name="P4" draw:layer="layout" draw:line-skew="1.27cm" svg:x1="15.835cm" svg:y1="11.1cm" svg:x2="18.213cm" svg:y2="7.8cm" draw:start-shape="id40" draw:start-glue-point="0" draw:end-shape="id38" draw:end-glue-point="2" svg:d="m15835 11100v-380h2378v-2920">
          <text:p/>
        </draw:connector>
        <draw:custom-shape draw:style-name="gr39" draw:text-style-name="P21" draw:id="id41" draw:layer="layout" svg:width="4cm" svg:height="1.455cm" svg:x="5.596cm" svg:y="2.045cm">
          <text:p text:style-name="P20"><text:span text:style-name="T9">Aggregates </text:span></text:p>
          <text:p text:style-name="P20"><text:span text:style-name="T9">generator</text:span></text:p>
          <text:p text:style-name="P20"><text:span text:style-name="T9">parame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7.596cm" svg:y1="3.5cm" svg:x2="7.596cm" svg:y2="4cm" draw:start-shape="id41" draw:start-glue-point="2" draw:end-shape="id28" draw:end-glue-point="0" svg:d="m7596 3500v500">
          <text:p/>
        </draw:connector>
        <draw:connector draw:style-name="gr36" draw:text-style-name="P4" draw:layer="layout" svg:x1="8.096cm" svg:y1="6.5cm" svg:x2="12cm" svg:y2="11.049cm" draw:start-shape="id28" draw:start-glue-point="4" draw:end-shape="id42" draw:end-glue-point="6" svg:d="m8096 6500v4549h3904">
          <text:p/>
        </draw:connector>
        <draw:connector draw:style-name="gr40" draw:text-style-name="P4" draw:layer="layout" svg:x1="7.096cm" svg:y1="6.5cm" svg:x2="4.396cm" svg:y2="9.586cm" draw:start-shape="id28" draw:start-glue-point="5" draw:end-shape="id29" draw:end-glue-point="9" svg:d="m7096 6500v3086h-2700">
          <text:p/>
        </draw:connector>
        <draw:connector draw:style-name="gr40" draw:text-style-name="P4" draw:layer="layout" svg:x1="7.096cm" svg:y1="6.5cm" svg:x2="14.827cm" svg:y2="11.605cm" draw:start-shape="id28" draw:start-glue-point="5" draw:end-shape="id40" draw:end-glue-point="3" svg:d="m7096 6500v5105h7731">
          <text:p/>
        </draw:connector>
        <draw:custom-shape draw:style-name="gr20" draw:text-style-name="P12" draw:layer="layout" svg:width="2cm" svg:height="1cm" svg:x="4.896cm" svg:y="7.2cm">
          <text:p text:style-name="P4"><text:span text:style-name="T6">Structures </text:span></text:p>
          <text:p text:style-name="P4"><text:span text:style-name="T6">Creat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23769.7151424288 -12860.7392607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cm" svg:height="1cm" svg:x="8.596cm" svg:y="7.2cm">
          <text:p text:style-name="P4"><text:span text:style-name="T6">Data</text:span></text:p>
          <text:p text:style-name="P4"><text:span text:style-name="T6">load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5256.97151424288 -13788.61138861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Domyślnie">
        <draw:custom-shape draw:style-name="gr41"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4"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43"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omyślnie">
        <draw:custom-shape draw:style-name="gr43" draw:text-style-name="P22" draw:id="id44" draw:layer="layout" svg:width="2.5cm" svg:height="1cm" svg:x="8.5cm" svg:y="2.5cm">
          <text:p text:style-name="P1"><text:span text:style-name="T10">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2" draw:id="id43" draw:layer="layout" svg:width="2.5cm" svg:height="1cm" svg:x="4.5cm" svg:y="4.5cm">
          <text:p text:style-name="P1"><text:span text:style-name="T10">Active</text:span></text:p>
          <text:p text:style-name="P1"><text:span text:style-name="T10">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2" draw:id="id45" draw:layer="layout" svg:width="2.5cm" svg:height="1cm" svg:x="12.5cm" svg:y="4.5cm">
          <text:p text:style-name="P1"><text:span text:style-name="T10">Passive</text:span></text:p>
          <text:p text:style-name="P1"><text:span text:style-name="T10">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 draw:layer="layout" svg:x1="7cm" svg:y1="5cm" svg:x2="9.75cm" svg:y2="3.5cm" draw:start-shape="id43" draw:start-glue-point="1" draw:end-shape="id44" draw:end-glue-point="2" svg:d="m7000 5000h2750v-1500">
          <text:p/>
        </draw:connector>
        <draw:connector draw:style-name="gr45" draw:text-style-name="P4" draw:layer="layout" svg:x1="12.5cm" svg:y1="5cm" svg:x2="9.75cm" svg:y2="3.5cm" draw:start-shape="id45" draw:start-glue-point="3" draw:end-shape="id44" draw:end-glue-point="2" svg:d="m12500 5000h-2750v-1500">
          <text:p/>
        </draw:connector>
        <draw:custom-shape draw:style-name="gr43" draw:text-style-name="P2" draw:id="id49"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50"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51"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54"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48"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52"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53"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id="id47"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 draw:layer="layout" svg:x1="6.5cm" svg:y1="8.5cm" svg:x2="5.75cm" svg:y2="5.5cm" draw:start-shape="id46" draw:start-glue-point="3" draw:end-shape="id43" draw:end-glue-point="2" svg:d="m6500 8500h-750v-3000">
          <text:p/>
        </draw:connector>
        <draw:connector draw:style-name="gr46" draw:text-style-name="P4" draw:layer="layout" svg:x1="5cm" svg:y1="10cm" svg:x2="5.75cm" svg:y2="5.5cm" draw:start-shape="id47" draw:start-glue-point="1" draw:end-shape="id43" draw:end-glue-point="2" svg:d="m5000 10000h750v-4500">
          <text:p/>
        </draw:connector>
        <draw:connector draw:style-name="gr46" draw:text-style-name="P4" draw:layer="layout" svg:x1="6.5cm" svg:y1="10cm" svg:x2="5.75cm" svg:y2="5.5cm" draw:start-shape="id48" draw:start-glue-point="3" draw:end-shape="id43" draw:end-glue-point="2" svg:d="m6500 10000h-750v-4500">
          <text:p/>
        </draw:connector>
        <draw:connector draw:style-name="gr46" draw:text-style-name="P4" draw:layer="layout" svg:x1="14.5cm" svg:y1="7cm" svg:x2="13.75cm" svg:y2="5.5cm" draw:start-shape="id49" draw:start-glue-point="3" draw:end-shape="id45" draw:end-glue-point="2" svg:d="m14500 7000h-750v-1500">
          <text:p/>
        </draw:connector>
        <draw:connector draw:style-name="gr46" draw:text-style-name="P4" draw:layer="layout" svg:x1="13cm" svg:y1="7cm" svg:x2="13.75cm" svg:y2="5.5cm" draw:start-shape="id50" draw:start-glue-point="1" draw:end-shape="id45" draw:end-glue-point="2" svg:d="m13000 7000h750v-1500">
          <text:p/>
        </draw:connector>
        <draw:connector draw:style-name="gr46" draw:text-style-name="P4" draw:layer="layout" svg:x1="14.5cm" svg:y1="8.5cm" svg:x2="13.75cm" svg:y2="5.5cm" draw:start-shape="id51" draw:start-glue-point="3" draw:end-shape="id45" draw:end-glue-point="2" svg:d="m14500 8500h-750v-3000">
          <text:p/>
        </draw:connector>
        <draw:connector draw:style-name="gr45" draw:text-style-name="P4" draw:layer="layout" svg:x1="5cm" svg:y1="8.5cm" svg:x2="5.75cm" svg:y2="5.5cm" draw:start-shape="id52" draw:start-glue-point="1" draw:end-shape="id43" draw:end-glue-point="2" svg:d="m5000 8500h750v-3000">
          <text:p/>
        </draw:connector>
        <draw:connector draw:style-name="gr45" draw:text-style-name="P4" draw:layer="layout" svg:x1="14.5cm" svg:y1="10cm" svg:x2="13.75cm" svg:y2="5.5cm" draw:start-shape="id53" draw:start-glue-point="3" draw:end-shape="id45" draw:end-glue-point="2" svg:d="m14500 10000h-750v-4500">
          <text:p/>
        </draw:connector>
        <draw:rect draw:style-name="gr44"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43" draw:text-style-name="P2" draw:id="id46"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4" draw:layer="layout" svg:x1="5cm" svg:y1="7cm" svg:x2="5.75cm" svg:y2="5.5cm" draw:start-shape="id54" draw:start-glue-point="1" draw:end-shape="id43" draw:end-glue-point="2" svg:d="m5000 7000h750v-1500">
          <text:p/>
        </draw:connector>
        <draw:custom-shape draw:style-name="gr43" draw:text-style-name="P2" draw:id="id55"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 draw:layer="layout" svg:x1="6.5cm" svg:y1="7cm" svg:x2="5.75cm" svg:y2="5.5cm" draw:start-shape="id55" draw:start-glue-point="3" draw:end-shape="id43" draw:end-glue-point="2" svg:d="m6500 7000h-750v-1500">
          <text:p/>
        </draw:connector>
        <draw:custom-shape draw:style-name="gr43" draw:text-style-name="P2" draw:id="id56"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 draw:layer="layout" svg:x1="5cm" svg:y1="11.5cm" svg:x2="5.75cm" svg:y2="5.5cm" draw:start-shape="id56" draw:start-glue-point="1" draw:end-shape="id43"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2-02T19:28:39.20</dc:date>
    <dc:creator>Tomasz Sikora</dc:creator>
    <meta:editing-duration>PT09H45M01S</meta:editing-duration>
    <meta:editing-cycles>119</meta:editing-cycles>
    <meta:generator>OpenOffice.org/3.1$Win32 OpenOffice.org_project/310m19$Build-9420</meta:generator>
    <meta:document-statistic meta:object-count="206"/>
  </office:meta>
</office:document-meta>
</file>